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668e" officeooo:paragraph-rsid="001b668e"/>
    </style:style>
    <style:style style:name="P2" style:family="paragraph" style:parent-style-name="Standard">
      <style:text-properties officeooo:rsid="001b668e" officeooo:paragraph-rsid="001b668e"/>
    </style:style>
    <style:style style:name="P3" style:family="paragraph" style:parent-style-name="Standard">
      <style:text-properties officeooo:rsid="001b668e" officeooo:paragraph-rsid="001e59dd"/>
    </style:style>
    <style:style style:name="P4" style:family="paragraph" style:parent-style-name="Standard">
      <style:text-properties officeooo:rsid="001e3c77" officeooo:paragraph-rsid="001e3c77"/>
    </style:style>
    <style:style style:name="P5" style:family="paragraph" style:parent-style-name="Standard">
      <style:text-properties officeooo:rsid="001e59dd" officeooo:paragraph-rsid="001e59dd"/>
    </style:style>
    <style:style style:name="T1" style:family="text">
      <style:text-properties officeooo:rsid="001e3c77"/>
    </style:style>
    <style:style style:name="T2" style:family="text">
      <style:text-properties officeooo:rsid="001e5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Datos relevantes para el proyecto FSE_S_2022_1_173061 corespondiente al fondo sectorial de energía. El proyecto tiene 3 temas principales, en lo que sigue se describen los insumos que se precisan de UTE para cada uno de ellos. <text:s/></text:p>
      <text:p text:style-name="P1"/>
      <text:p text:style-name="P1">Tema 1: Reducción de la escala de series de recursos primarios a partir de modelos de CIMP6. </text:p>
      <text:p text:style-name="P1"/>
      <text:p text:style-name="P1">Los datos son públicos, no obstante, es necesario teenr una guía para determinar cuales son las series prioritarias en los objetivos de UTE. En particular, se solicita: </text:p>
      <text:p text:style-name="P1"/>
      <text:p text:style-name="P1"><text:tab/>- lista <text:span text:style-name="T1">variables (recursos primarios)</text:span> más relevantes para Uruguay</text:p>
      <text:p text:style-name="P1"><text:tab/>- lista de modelos confiables para Uruguay</text:p>
      <text:p text:style-name="P1"><text:tab/>- resolución objetivo para las series finales</text:p>
      <text:p text:style-name="P4"><text:tab/>- escenarios de CIMP6<text:span text:style-name="T2"> relevantes para UTE</text:span></text:p>
      <text:p text:style-name="P1"/>
      <text:p text:style-name="P1">Tema 2: Relación entre recursos primarios y generación de energía </text:p>
      <text:p text:style-name="P1"/>
      <text:p text:style-name="P1">UTE cuenta con modelos que vinculan la generación por fuentes con los recursos primarios. En este punto el proyecto precisa los datos que son utilizados para esos modelos. A su vez, <text:s/>deseable tener una descripción del modelo para tener una base de comparación. </text:p>
      <text:p text:style-name="P1">En particular se solicita: </text:p>
      <text:p text:style-name="P1"><text:tab/>- series historicas de recursos primarios </text:p>
      <text:p text:style-name="P1"><text:tab/>- series historicas de generación de energia electrica por fuente </text:p>
      <text:p text:style-name="P1"><text:tab/>- algún modelo base utilizado actualmente para modelar la genración en función de los recursos primarios. </text:p>
      <text:p text:style-name="P3"/>
      <text:p text:style-name="P1"/>
      <text:p text:style-name="P1">Tema 3: Extremos, no<text:span text:style-name="T2"> es necesario </text:span>info<text:span text:style-name="T2">rmación</text:span> extra a lo que ya <text:span text:style-name="T2">se pide en los puntos anteriore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4T09:04:57.623294568</meta:creation-date>
    <dc:date>2023-06-02T12:24:02.773004433</dc:date>
    <meta:editing-duration>PT34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17" meta:character-count="1357" meta:non-whitespace-character-count="1135"/>
  </office:meta>
</office:document-meta>
</file>